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24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3.941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7.493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7.92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4.191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4.241cm">
          <draw:text-box>
            <text:p><text:span text:style-name="T1">Nama Jenis Ujian</text:span></text:p>
          </draw:text-box>
        </draw:frame>
        <draw:custom-shape draw:style-name="gr8" draw:text-style-name="P8" draw:layer="layout" svg:width="1.905cm" svg:height="0.762cm" svg:x="6.02cm" svg:y="6.0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6.0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6.0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8T11:16:52.020198115</dc:date>
    <meta:editing-duration>PT2H30M35S</meta:editing-duration>
    <meta:editing-cycles>22</meta:editing-cycles>
    <meta:generator>LibreOffice/5.1.6.2$Linux_x86 LibreOffice_project/10m0$Build-2</meta:generator>
    <meta:document-statistic meta:object-count="11"/>
  </office:meta>
</office:document-meta>
</file>